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tates" table:style-name="ta1">
        <table:table-column table:style-name="co1" table:number-columns-repeated="10" table:default-cell-style-name="ce1"/>
        <table:table-column table:style-name="co2" table:number-columns-repeated="1014" table:default-cell-style-name="ce1"/>
        <table:table-row table:style-name="ro1">
          <table:table-cell office:value-type="string" calcext:value-type="string">
            <text:p>Nama St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01)5</text:p>
          </table:table-cell>
          <table:table-cell table:style-name="ce2" office:value-type="string" calcext:value-type="string">
            <text:p>(002)5,1,2</text:p>
          </table:table-cell>
          <table:table-cell table:style-name="ce2" office:value-type="string" calcext:value-type="string">
            <text:p>(003)5,2,1</text:p>
          </table:table-cell>
          <table:table-cell table:style-name="ce2" office:value-type="string" calcext:value-type="string">
            <text:p>(004)5,3,1</text:p>
          </table:table-cell>
          <table:table-cell table:style-name="ce2" office:value-type="string" calcext:value-type="string">
            <text:p>(005)5,4,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06)5,6,1</text:p>
          </table:table-cell>
          <table:table-cell table:style-name="ce2" office:value-type="string" calcext:value-type="string">
            <text:p>(007)5,7,1</text:p>
          </table:table-cell>
          <table:table-cell table:style-name="ce2" office:value-type="string" calcext:value-type="string">
            <text:p>(008)5,8,1</text:p>
          </table:table-cell>
          <table:table-cell table:style-name="ce2" office:value-type="string" calcext:value-type="string">
            <text:p>(009)5,9,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02)5,1,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10)5,1,2,3,8</text:p>
          </table:table-cell>
          <table:table-cell table:style-name="ce2" office:value-type="string" calcext:value-type="string">
            <text:p>(011)5,1,2,4,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12)5,1,2,6,8</text:p>
          </table:table-cell>
          <table:table-cell table:style-name="ce2" office:value-type="string" calcext:value-type="string">
            <text:p>(013)5,1,2,7,8</text:p>
          </table:table-cell>
          <table:table-cell table:style-name="ce2" office:value-type="string" calcext:value-type="string">
            <text:p>(014)5,1,2,8,4</text:p>
          </table:table-cell>
          <table:table-cell table:style-name="ce2" office:value-type="string" calcext:value-type="string">
            <text:p>(015)5,1,2,9,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03)5,2,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22)5,2,1,3,9</text:p>
          </table:table-cell>
          <table:table-cell table:style-name="ce2" office:value-type="string" calcext:value-type="string">
            <text:p>(023)5,2,1,4,9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24)5,2,1,6,9</text:p>
          </table:table-cell>
          <table:table-cell table:style-name="ce2" office:value-type="string" calcext:value-type="string">
            <text:p>(025)5,2,1,7,9</text:p>
          </table:table-cell>
          <table:table-cell table:style-name="ce2" office:value-type="string" calcext:value-type="string">
            <text:p>(026)5,2,1,8,9</text:p>
          </table:table-cell>
          <table:table-cell table:style-name="ce2" office:value-type="string" calcext:value-type="string">
            <text:p>(027)5,2,1,9,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04)5,3,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32)5,3,1,2,9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33)5,3,1,4,9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34)5,3,1,6,9</text:p>
          </table:table-cell>
          <table:table-cell table:style-name="ce2" office:value-type="string" calcext:value-type="string">
            <text:p>(035)5,3,1,7,9</text:p>
          </table:table-cell>
          <table:table-cell table:style-name="ce2" office:value-type="string" calcext:value-type="string">
            <text:p>(036)5,3,1,8,9</text:p>
          </table:table-cell>
          <table:table-cell table:style-name="ce2" office:value-type="string" calcext:value-type="string">
            <text:p>(037)5,3,1,9,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05)5,4,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44)5,4,1,2,9</text:p>
          </table:table-cell>
          <table:table-cell table:style-name="ce2" office:value-type="string" calcext:value-type="string">
            <text:p>(045)5,4,1,3,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46)5,4,1,6,9</text:p>
          </table:table-cell>
          <table:table-cell table:style-name="ce2" office:value-type="string" calcext:value-type="string">
            <text:p>(047)5,4,1,7,9</text:p>
          </table:table-cell>
          <table:table-cell table:style-name="ce2" office:value-type="string" calcext:value-type="string">
            <text:p>(048)5,4,1,8,9</text:p>
          </table:table-cell>
          <table:table-cell table:style-name="ce2" office:value-type="string" calcext:value-type="string">
            <text:p>(049)5,4,1,9,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06)5,6,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54)5,6,1,2,9</text:p>
          </table:table-cell>
          <table:table-cell table:style-name="ce2" office:value-type="string" calcext:value-type="string">
            <text:p>(055)5,6,1,3,9</text:p>
          </table:table-cell>
          <table:table-cell table:style-name="ce2" office:value-type="string" calcext:value-type="string">
            <text:p>(056)5,6,1,4,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57)5,6,1,7,9</text:p>
          </table:table-cell>
          <table:table-cell table:style-name="ce2" office:value-type="string" calcext:value-type="string">
            <text:p>(058)5,6,1,8,9</text:p>
          </table:table-cell>
          <table:table-cell table:style-name="ce2" office:value-type="string" calcext:value-type="string">
            <text:p>(059)5,6,1,9,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07)5,7,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64)5,7,1,2,9</text:p>
          </table:table-cell>
          <table:table-cell table:style-name="ce2" office:value-type="string" calcext:value-type="string">
            <text:p>(065)5,7,1,3,9</text:p>
          </table:table-cell>
          <table:table-cell table:style-name="ce2" office:value-type="string" calcext:value-type="string">
            <text:p>(066)5,7,1,4,9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67)5,7,1,6,9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68)5,7,1,8,9</text:p>
          </table:table-cell>
          <table:table-cell table:style-name="ce2" office:value-type="string" calcext:value-type="string">
            <text:p>(069)5,7,1,9,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08)5,8,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76)5,8,1,2,9</text:p>
          </table:table-cell>
          <table:table-cell table:style-name="ce2" office:value-type="string" calcext:value-type="string">
            <text:p>(077)5,8,1,3,9</text:p>
          </table:table-cell>
          <table:table-cell table:style-name="ce2" office:value-type="string" calcext:value-type="string">
            <text:p>(078)5,8,1,4,9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79)5,8,1,6,9</text:p>
          </table:table-cell>
          <table:table-cell table:style-name="ce2" office:value-type="string" calcext:value-type="string">
            <text:p>(080)5,8,1,7,9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81)5,8,1,9,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09)5,9,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86)5,9,1,2,4</text:p>
          </table:table-cell>
          <table:table-cell table:style-name="ce2" office:value-type="string" calcext:value-type="string">
            <text:p>(087)5,9,1,3,6</text:p>
          </table:table-cell>
          <table:table-cell table:style-name="ce2" office:value-type="string" calcext:value-type="string">
            <text:p>(088)5,9,1,4,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89)5,9,1,6,3</text:p>
          </table:table-cell>
          <table:table-cell table:style-name="ce2" office:value-type="string" calcext:value-type="string">
            <text:p>(090)5,9,1,7,8</text:p>
          </table:table-cell>
          <table:table-cell table:style-name="ce2" office:value-type="string" calcext:value-type="string">
            <text:p>(091)5,9,1,8,7</text:p>
          </table:table-cell>
          <table:table-cell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10)5,1,2,3,8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11)5,1,2,4,8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12)5,1,2,6,8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13)5,1,2,7,8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14)5,1,2,8,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16)5,1,2,8,4,3,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17)5,1,2,8,4,6,3</text:p>
          </table:table-cell>
          <table:table-cell table:style-name="ce2" office:value-type="string" calcext:value-type="string">
            <text:p>(018)5,1,2,8,4,7,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19)5,1,2,8,4,9,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15)5,1,2,9,8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16)5,1,2,8,4,3,6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17)5,1,2,8,4,6,3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string" calcext:value-type="string">
            <text:p>(020)5,1,2,8,4,6,3,7,9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21)5,1,2,8,4,6,3,9,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18)5,1,2,8,4,7,6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19)5,1,2,8,4,9,6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20)5,1,2,8,4,6,3,7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21)5,1,2,8,4,6,3,9,7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22)5,2,1,3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23)5,2,1,4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24)5,2,1,6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25)5,2,1,7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26)5,2,1,8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27)5,2,1,9,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28)5,2,1,9,4,3,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29)5,2,1,9,4,6,7</text:p>
          </table:table-cell>
          <table:table-cell table:style-name="ce2" office:value-type="string" calcext:value-type="string">
            <text:p>(030)5,2,1,9,4,7,6</text:p>
          </table:table-cell>
          <table:table-cell table:style-name="ce2" office:value-type="string" calcext:value-type="string">
            <text:p>(031)5,2,1,9,4,8,6</text:p>
          </table:table-cell>
          <table:table-cell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28)5,2,1,9,4,3,6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29)5,2,1,9,4,6,7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30)5,2,1,9,4,7,6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31)5,2,1,9,4,8,6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32)5,3,1,2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33)5,3,1,4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34)5,3,1,6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35)5,3,1,7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36)5,3,1,8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37)5,3,1,9,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38)5,3,1,9,6,2,4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39)5,3,1,9,6,4,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40)5,3,1,9,6,7,4</text:p>
          </table:table-cell>
          <table:table-cell table:style-name="ce2" office:value-type="string" calcext:value-type="string">
            <text:p>(041)5,3,1,9,6,8,4</text:p>
          </table:table-cell>
          <table:table-cell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38)5,3,1,9,6,2,4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39)5,3,1,9,6,4,2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string" calcext:value-type="string">
            <text:p>(042)5,3,1,9,6,4,2,7,8</text:p>
          </table:table-cell>
          <table:table-cell table:style-name="ce2" office:value-type="string" calcext:value-type="string">
            <text:p>(043)5,3,1,9,6,4,2,8,7</text:p>
          </table:table-cell>
          <table:table-cell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40)5,3,1,9,6,7,4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41)5,3,1,9,6,8,4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42)5,3,1,9,6,4,2,7,8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43)5,3,1,9,6,4,2,8,7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44)5,4,1,2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45)5,4,1,3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46)5,4,1,6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47)5,4,1,7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48)5,4,1,8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49)5,4,1,9,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50)5,4,1,9,2,3,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51)5,4,1,9,2,6,3</text:p>
          </table:table-cell>
          <table:table-cell table:style-name="ce2" office:value-type="string" calcext:value-type="string">
            <text:p>(052)5,4,1,9,2,7,3</text:p>
          </table:table-cell>
          <table:table-cell table:style-name="ce2" office:value-type="string" calcext:value-type="string">
            <text:p>(053)5,4,1,9,2,8,3</text:p>
          </table:table-cell>
          <table:table-cell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50)5,4,1,9,2,3,8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51)5,4,1,9,2,6,3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52)5,4,1,9,2,7,3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53)5,4,1,9,2,8,3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54)5,6,1,2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55)5,6,1,3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56)5,6,1,4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57)5,6,1,7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58)5,6,1,8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59)5,6,1,9,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60)5,6,1,9,3,2,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61)5,6,1,9,3,4,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62)5,6,1,9,3,7,2</text:p>
          </table:table-cell>
          <table:table-cell table:style-name="ce2" office:value-type="string" calcext:value-type="string">
            <text:p>(063)5,6,1,9,3,8,2</text:p>
          </table:table-cell>
          <table:table-cell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60)5,6,1,9,3,2,7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61)5,6,1,9,3,4,2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62)5,6,1,9,3,7,2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63)5,6,1,9,3,8,2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64)5,7,1,2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65)5,7,1,3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66)5,7,1,4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67)5,7,1,6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68)5,7,1,8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69)5,7,1,9,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70)5,7,1,9,8,2,3</text:p>
          </table:table-cell>
          <table:table-cell table:style-name="ce2" office:value-type="string" calcext:value-type="string">
            <text:p>(071)5,7,1,9,8,3,2</text:p>
          </table:table-cell>
          <table:table-cell table:style-name="ce2" office:value-type="string" calcext:value-type="string">
            <text:p>(072)5,7,1,9,8,4,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73)5,7,1,9,8,6,2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70)5,7,1,9,8,2,3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(074)5,7,1,9,8,2,3,4,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75)5,7,1,9,8,2,3,6,4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71)5,7,1,9,8,3,2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72)5,7,1,9,8,4,2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73)5,7,1,9,8,6,2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74)5,7,1,9,8,2,3,4,6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75)5,7,1,9,8,2,3,6,4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76)5,8,1,2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77)5,8,1,3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78)5,8,1,4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79)5,8,1,6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80)5,8,1,7,9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81)5,8,1,9,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82)5,8,1,9,7,2,3</text:p>
          </table:table-cell>
          <table:table-cell table:style-name="ce2" office:value-type="string" calcext:value-type="string">
            <text:p>(083)5,8,1,9,7,3,4</text:p>
          </table:table-cell>
          <table:table-cell table:style-name="ce2" office:value-type="string" calcext:value-type="string">
            <text:p>(084)5,8,1,9,7,4,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85)5,8,1,9,7,6,3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82)5,8,1,9,7,2,3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83)5,8,1,9,7,3,4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84)5,8,1,9,7,4,3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85)5,8,1,9,7,6,3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86)5,9,1,2,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92)5,9,1,2,4,3,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93)5,9,1,2,4,6,7</text:p>
          </table:table-cell>
          <table:table-cell table:style-name="ce2" office:value-type="string" calcext:value-type="string">
            <text:p>(094)5,9,1,2,4,7,6</text:p>
          </table:table-cell>
          <table:table-cell table:style-name="ce2" office:value-type="string" calcext:value-type="string">
            <text:p>(095)5,9,1,2,4,8,6</text:p>
          </table:table-cell>
          <table:table-cell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87)5,9,1,3,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96)5,9,1,3,6,2,4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097)5,9,1,3,6,4,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098)5,9,1,3,6,7,4</text:p>
          </table:table-cell>
          <table:table-cell table:style-name="ce2" office:value-type="string" calcext:value-type="string">
            <text:p>(099)5,9,1,3,6,8,4</text:p>
          </table:table-cell>
          <table:table-cell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88)5,9,1,4,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102)5,9,1,4,2,3,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103)5,9,1,4,2,6,3</text:p>
          </table:table-cell>
          <table:table-cell table:style-name="ce2" office:value-type="string" calcext:value-type="string">
            <text:p>(104)5,9,1,4,2,7,3</text:p>
          </table:table-cell>
          <table:table-cell table:style-name="ce2" office:value-type="string" calcext:value-type="string">
            <text:p>(105)5,9,1,4,2,8,3</text:p>
          </table:table-cell>
          <table:table-cell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89)5,9,1,6,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106)5,9,1,6,3,2,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107)5,9,1,6,3,4,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(108)5,9,1,6,3,7,2</text:p>
          </table:table-cell>
          <table:table-cell table:style-name="ce2" office:value-type="string" calcext:value-type="string">
            <text:p>(109)5,9,1,6,3,8,2</text:p>
          </table:table-cell>
          <table:table-cell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90)5,9,1,7,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110)5,9,1,7,8,2,3</text:p>
          </table:table-cell>
          <table:table-cell table:style-name="ce2" office:value-type="string" calcext:value-type="string">
            <text:p>(111)5,9,1,7,8,3,2</text:p>
          </table:table-cell>
          <table:table-cell table:style-name="ce2" office:value-type="string" calcext:value-type="string">
            <text:p>(112)5,9,1,7,8,4,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113)5,9,1,7,8,6,2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91)5,9,1,8,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116)5,9,1,8,7,2,3</text:p>
          </table:table-cell>
          <table:table-cell table:style-name="ce2" office:value-type="string" calcext:value-type="string">
            <text:p>(117)5,9,1,8,7,3,4</text:p>
          </table:table-cell>
          <table:table-cell table:style-name="ce2" office:value-type="string" calcext:value-type="string">
            <text:p>(118)5,9,1,8,7,4,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119)5,9,1,8,7,6,3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92)5,9,1,2,4,3,6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93)5,9,1,2,4,6,7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94)5,9,1,2,4,7,6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95)5,9,1,2,4,8,6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96)5,9,1,3,6,2,4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97)5,9,1,3,6,4,2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string" calcext:value-type="string">
            <text:p>(100)5,9,1,3,6,4,2,7,8</text:p>
          </table:table-cell>
          <table:table-cell table:style-name="ce2" office:value-type="string" calcext:value-type="string">
            <text:p>(101)5,9,1,3,6,4,2,8,7</text:p>
          </table:table-cell>
          <table:table-cell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98)5,9,1,3,6,7,4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099)5,9,1,3,6,8,4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00)5,9,1,3,6,4,2,7,8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01)5,9,1,3,6,4,2,8,7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02)5,9,1,4,2,3,8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03)5,9,1,4,2,6,3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04)5,9,1,4,2,7,3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05)5,9,1,4,2,8,3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06)5,9,1,6,3,2,7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07)5,9,1,6,3,4,2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08)5,9,1,6,3,7,2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09)5,9,1,6,3,8,2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10)5,9,1,7,8,2,3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(114)5,9,1,7,8,2,3,4,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115)5,9,1,7,8,2,3,6,4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11)5,9,1,7,8,3,2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12)5,9,1,7,8,4,2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13)5,9,1,7,8,6,2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14)5,9,1,7,8,2,3,4,6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15)5,9,1,7,8,2,3,6,4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16)5,9,1,8,7,2,3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17)5,9,1,8,7,3,4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18)5,9,1,8,7,4,3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(119)5,9,1,8,7,6,3</text:p>
          </table:table-cell>
          <table:table-cell table:number-columns-repeated="9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22:01:29.380409422</dc:date>
    <meta:editing-duration>PT5M28S</meta:editing-duration>
    <meta:editing-cycles>1</meta:editing-cycles>
    <meta:document-statistic meta:table-count="1" meta:cell-count="1200" meta:object-count="0"/>
    <meta:generator>LibreOffice/6.0.3.2$Linux_X86_64 LibreOffice_project/00m0$Build-2</meta:generator>
  </office:meta>
</office:document-meta>
</file>